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6904CE4D3193C209.png" manifest:media-type="image/png"/>
  <manifest:file-entry manifest:full-path="Pictures/100000000000010E0000010E104FDBBDB7C6E4AC.png" manifest:media-type="image/png"/>
  <manifest:file-entry manifest:full-path="Pictures/100000000000010E0000010EE2CBF77EF44DD4FD.png" manifest:media-type="image/png"/>
  <manifest:file-entry manifest:full-path="Pictures/100000000000010E0000010EF5B57C03922FF3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x="2.3937in" svg:y="3.9736in" svg:width="1.9693in" svg:height="1.9693in" draw:z-index="0"><draw:image xlink:href="Pictures/1000000000000190000001906904CE4D3193C209.png" xlink:type="simple" xlink:show="embed" xlink:actuate="onLoad" draw:mime-type="image/png"/></draw:frame><draw:frame draw:style-name="fr1" draw:name="Изображение2" text:anchor-type="char" svg:x="2.948in" svg:y="1.9898in" svg:width="0.8598in" svg:height="0.8598in" draw:z-index="1"><draw:image xlink:href="Pictures/100000000000010E0000010E104FDBBDB7C6E4AC.png" xlink:type="simple" xlink:show="embed" xlink:actuate="onLoad" draw:mime-type="image/png"/></draw:frame><draw:frame draw:style-name="fr1" draw:name="Изображение3" text:anchor-type="char" svg:x="0.4374in" svg:y="5.8799in" svg:width="0.8646in" svg:height="0.8646in" draw:z-index="2"><draw:image xlink:href="Pictures/100000000000010E0000010EF5B57C03922FF351.png" xlink:type="simple" xlink:show="embed" xlink:actuate="onLoad" draw:mime-type="image/png"/></draw:frame><draw:frame draw:style-name="fr1" draw:name="Изображение4" text:anchor-type="char" svg:x="5.3555in" svg:y="5.8618in" svg:width="0.7835in" svg:height="0.7835in" draw:z-index="3"><draw:image xlink:href="Pictures/100000000000010E0000010EE2CBF77EF44DD4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21:47:15.819000000</meta:creation-date>
    <dc:date>2022-05-09T21:53:19.321000000</dc:date>
    <meta:editing-duration>PT6M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2.1.2$Windows_X86_64 LibreOffice_project/87b77fad49947c1441b67c559c339af8f3517e22</meta:generator>
  </office:meta>
</office:document-meta>
</file>